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alentina Giannella é uma jornalista italiana radicada em Hong Kong.<text:line-break/>Mãe de dois filhos, trabalhou durante dez anos no jornal de negócios <text:span text:style-name="T1">ItaliaOggi</text:span>, fundou a agência jornalística <text:span text:style-name="T1">Mind the Gap</text:span> e escreve para os principais jornais italianos.<text:line-break/>Juventude, meio ambiente e futuro estão no topo da sua agenda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14:43:04.446245356</meta:creation-date>
    <dc:date>2023-08-25T14:47:43.876511023</dc:date>
    <meta:editing-duration>PT4M39S</meta:editing-duration>
    <meta:editing-cycles>1</meta:editing-cycles>
    <meta:document-statistic meta:table-count="0" meta:image-count="0" meta:object-count="0" meta:page-count="1" meta:paragraph-count="1" meta:word-count="48" meta:character-count="304" meta:non-whitespace-character-count="256"/>
    <meta:generator>LibreOffice/6.4.7.2$Linux_X86_64 LibreOffice_project/40$Build-2</meta:generator>
  </office:meta>
</office:document-meta>
</file>